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2.332cm" style:use-optimal-column-width="false"/>
    </style:style>
    <style:style style:name="co2" style:family="table-column">
      <style:table-column-properties style:column-width="8.044cm" style:use-optimal-column-width="false"/>
    </style:style>
    <style:style style:name="co3" style:family="table-column">
      <style:table-column-properties style:column-width="104.322cm" style:use-optimal-column-width="false"/>
    </style:style>
    <style:style style:name="ro1" style:family="table-row">
      <style:table-row-properties style:row-height="32.663cm" style:use-optimal-row-height="false"/>
    </style:style>
    <style:style style:name="ro2" style:family="table-row">
      <style:table-row-properties style:row-height="39.77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fo:padding-top="1.27cm" fo:padding-bottom="0.635cm" fo:padding-left="0.635cm" fo:padding-right="0.635cm" style:writing-mode="lr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fo:color="#ffffff" loext:opacity="100%" style:font-name="Tahoma" fo:font-size="180pt" fo:font-weight="bold" style:font-name-asian="Liberation Sans1" style:font-size-asian="180pt" style:font-weight-asian="bold" style:font-name-complex="Liberation Sans1" style:font-size-complex="180pt" style:font-weight-complex="bold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 loext:tab-stop-distance="0cm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center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fo:padding-top="1.27cm" fo:padding-bottom="0.635cm" fo:padding-left="0.635cm" fo:padding-right="0.635cm" style:writing-mode="lr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6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cm" fo:margin-right="1.5cm" fo:margin-top="1.5cm" fo:margin-bottom="1.5cm" fo:text-align="justify" fo:text-indent="0cm" fo:border="2.55pt solid #000000" style:text-autospace="none" loext:tab-stop-distance="0cm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 fo:padding-top="1.27cm" fo:padding-bottom="0.635cm" fo:padding-left="0.635cm" fo:padding-right="0.635cm" style:writing-mode="lr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Tahoma" fo:font-size="180pt" style:font-size-asian="180pt" style:font-size-complex="18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justify" style:text-autospace="none" style:writing-mode="lr-tb"/>
      <style:text-properties fo:color="#ffffff" loext:opacity="100%"/>
    </style:style>
    <style:style style:name="P3" style:family="paragraph">
      <style:paragraph-properties fo:margin-left="1.524cm" fo:margin-right="1.524cm" fo:margin-top="1.524cm" fo:margin-bottom="1.524cm" fo:text-align="justify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24cm" fo:margin-right="1.524cm" fo:margin-top="1.524cm" fo:margin-bottom="1.524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24cm" fo:margin-right="1.524cm" fo:margin-top="1.524cm" fo:margin-bottom="1.524cm" fo:text-align="justify" fo:text-indent="0cm" style:text-autospace="none" style:writing-mode="lr-tb"/>
      <style:text-properties style:font-name="Tahoma" fo:font-size="180pt" style:font-name-asian="Liberation Sans1" style:font-size-asian="180pt" style:font-name-complex="Liberation Sans1" style:font-size-complex="180pt"/>
    </style:style>
    <style:style style:name="P6" style:family="paragraph">
      <style:paragraph-properties fo:text-align="justify" style:text-autospace="none" loext:tab-stop-distance="0cm" style:writing-mode="rl-tb">
        <style:tab-stops/>
      </style:paragraph-properties>
    </style:style>
    <style:style style:name="P7" style:family="paragraph">
      <style:paragraph-properties fo:margin-left="1.524cm" fo:margin-right="1.524cm" fo:margin-top="1.524cm" fo:margin-bottom="1.524cm" fo:text-align="justify" fo:text-indent="0cm" style:text-autospace="none" style:writing-mode="lr-tb"/>
    </style:style>
    <style:style style:name="P8" style:family="paragraph">
      <style:paragraph-properties fo:text-align="justify" style:text-autospace="none" style:writing-mode="lr-tb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bold" style:letter-kerning="true" style:font-name-asian="Liberation Sans1" style:font-size-asian="180pt" style:font-weight-asian="bold" style:font-name-complex="Liberation Sans1" style:font-size-complex="180pt" style:font-weight-complex="bold"/>
    </style:style>
    <style:style style:name="T3" style:family="text">
      <style:text-properties style:font-name="Tahoma" fo:font-size="180pt" fo:font-weight="bold" style:font-name-asian="Liberation Sans1" style:font-size-asian="180pt" style:font-weight-asian="bold" style:font-name-complex="Liberation Sans1" style:font-size-complex="180pt" style:font-weight-complex="bold"/>
    </style:style>
    <style:style style:name="T4" style:family="text">
      <style:text-properties style:font-name="Tahoma" fo:font-size="2pt" fo:font-weight="bold" style:font-name-asian="Liberation Sans1" style:font-size-asian="2pt" style:font-weight-asian="bold" style:font-name-complex="Liberation Sans1" style:font-size-complex="2pt" style:font-weight-complex="bold"/>
    </style:style>
    <style:style style:name="T5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6" style:family="text">
      <style:text-properties style:font-name="Alvi Nastaleeq" fo:font-size="2pt" style:font-name-asian="Liberation Sans1" style:font-size-asian="2pt" style:font-name-complex="Alvi Nastaleeq" style:font-size-complex="2pt"/>
    </style:style>
    <style:style style:name="T7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8" style:family="text">
      <style:text-properties style:font-name="Tahoma" fo:font-size="2pt" style:font-name-asian="Liberation Sans1" style:font-size-asian="2pt" style:font-name-complex="Liberation Sans1" style:font-size-complex="2pt"/>
    </style:style>
    <style:style style:name="T9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style:style style:name="T10" style:family="text">
      <style:text-properties style:use-window-font-color="true" loext:opacity="0%" style:font-name="Tahoma" fo:font-size="180pt" style:letter-kerning="true" style:font-name-asian="Microsoft YaHei" style:font-size-asian="180pt" style:font-name-complex="Tahoma1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4.697cm" svg:height="271.33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آ کے پرسہ لو اپنے بابا کا العجل العجل امام زماں</text:span><text:span text:style-name="T1"><text:line-break/></text:span><text:span text:style-name="T1">سامرہ سے اُٹھا ہے اِک لاشہ العجل العجل امام زماں</text:span></text:p>
              </table:table-cell>
              <table:table-cell/>
              <table:table-cell table:style-name="ce2">
                <text:p text:style-name="P2"><text:span text:style-name="T2">Aa ke pursa lo apne Baba ka</text:span><text:span text:style-name="T2"><text:line-break/></text:span><text:span text:style-name="T2">al-ajal al-ajal Imam-e-Zaman</text:span><text:span text:style-name="T2"><text:line-break/></text:span><text:span text:style-name="T2">Samarra se utha hai ik laasha</text:span><text:span text:style-name="T2"><text:line-break/></text:span><text:span text:style-name="T3">al-ajal al-ajal Imam-e-Zaman</text:span><text:span text:style-name="T4"><text:line-break/></text:span><text:span text:style-name="T4"/></text:p>
              </table:table-cell>
            </table:table-row>
            <table:table-row table:style-name="ro2">
              <table:table-cell table:style-name="ce3">
                <text:p text:style-name="P3"><text:span text:style-name="T5">آج گیاره امام روتے ہیں</text:span><text:span text:style-name="T5"><text:line-break/></text:span><text:span text:style-name="T5">خود رسولِ انام روتے ہیں</text:span><text:span text:style-name="T5"><text:line-break/></text:span><text:span text:style-name="T5">بین کرتی ہیں فاطمہ زهراء</text:span><text:span text:style-name="T5"><text:line-break/></text:span><text:span text:style-name="T5">العجل العجل امام زماں</text:span><text:span text:style-name="T6"><text:line-break/></text:span><text:span text:style-name="T6"/></text:p>
              </table:table-cell>
              <table:table-cell table:style-name="ce4">
                <text:p text:style-name="P4"><text:span text:style-name="T5">1</text:span></text:p>
              </table:table-cell>
              <table:table-cell table:style-name="ce5">
                <text:p text:style-name="P5"><text:span text:style-name="T7">Aaj gyaara Imam rote hain</text:span><text:span text:style-name="T7"><text:line-break/></text:span><text:span text:style-name="T7">Khud Rasool-e-Anam rote hain</text:span><text:span text:style-name="T7"><text:line-break/></text:span><text:span text:style-name="T7">Bain karti hain Fatima Zahra</text:span><text:span text:style-name="T7"><text:line-break/></text:span><text:span text:style-name="T7">al-ajal al-ajal Imam-e-Zaman</text:span><text:span text:style-name="T8"><text:line-break/></text:span><text:span text:style-name="T8"/></text:p>
              </table:table-cell>
            </table:table-row>
            <table:table-row table:style-name="ro2">
              <table:table-cell table:style-name="ce6">
                <text:p text:style-name="P6"><text:span text:style-name="T9">تھرتھراتی ہے سامرہ کی زمیں</text:span><text:span text:style-name="T9"><text:line-break/></text:span><text:span text:style-name="T9">کون سا گھر ہے جس میں سوگ نہیں</text:span><text:span text:style-name="T9"><text:line-break/></text:span><text:span text:style-name="T9">خود بقیہ سے آئی ہیں زہراء</text:span><text:span text:style-name="T9"><text:line-break/></text:span><text:span text:style-name="T5">العجل العجل امام زماں</text:span><text:span text:style-name="T6"><text:line-break/></text:span><text:span text:style-name="T6"/></text:p>
              </table:table-cell>
              <table:table-cell table:style-name="ce4">
                <text:p text:style-name="P4"><text:span text:style-name="T5">2</text:span></text:p>
              </table:table-cell>
              <table:table-cell table:style-name="ce7">
                <text:p text:style-name="P7"><text:span text:style-name="T10">Thartharati hai Samarra ki zameen</text:span><text:span text:style-name="T10"><text:line-break/></text:span><text:span text:style-name="T10">Kaun sa ghar hai jis mein sog nahin</text:span><text:span text:style-name="T10"><text:line-break/></text:span><text:span text:style-name="T10">Khud Baqayya se aayi hain Zahra</text:span><text:span text:style-name="T10"><text:line-break/></text:span><text:span text:style-name="T7">al-ajal al-ajal Imam-e-Zaman</text:span><text:span text:style-name="T8"><text:line-break/></text:span><text:span text:style-name="T8"/></text:p>
              </table:table-cell>
            </table:table-row>
            <table:table-row table:style-name="ro2">
              <table:table-cell table:style-name="ce6">
                <text:p text:style-name="P6"><text:span text:style-name="T9">آ گئی قُم سے ایک شہزادی</text:span><text:span text:style-name="T9"><text:line-break/></text:span><text:span text:style-name="T9">اور زینب بھی شام سے آئی</text:span><text:span text:style-name="T9"><text:line-break/></text:span><text:span text:style-name="T9">لب پہ دونوں کے ہے یہی نوحہ</text:span><text:span text:style-name="T9"><text:line-break/></text:span><text:span text:style-name="T5">العجل العجل امام زماں</text:span><text:span text:style-name="T6"><text:line-break/></text:span><text:span text:style-name="T6"/></text:p>
              </table:table-cell>
              <table:table-cell table:style-name="ce4">
                <text:p text:style-name="P4"><text:span text:style-name="T5">3</text:span></text:p>
              </table:table-cell>
              <table:table-cell table:style-name="ce7">
                <text:p text:style-name="P8"><text:span text:style-name="T10">Aa gayi Qum se aik Shehzadi</text:span><text:span text:style-name="T10"><text:line-break/></text:span><text:span text:style-name="T10">Aur Zainab bhi Shaam se aayi</text:span><text:span text:style-name="T10"><text:line-break/></text:span><text:span text:style-name="T10">Lab pe donon ke hai yehi noha</text:span><text:span text:style-name="T10"><text:line-break/></text:span><text:span text:style-name="T7">al-ajal al-ajal Imam-e-Zaman</text:span><text:span text:style-name="T8"><text:line-break/></text:span><text:span text:style-name="T8"/></text:p>
              </table:table-cell>
            </table:table-row>
            <table:table-row table:style-name="ro2">
              <table:table-cell table:style-name="ce6">
                <text:p text:style-name="P6"><text:span text:style-name="T9">سامرہ میں ہوا ہے حشر بپا</text:span><text:span text:style-name="T9"><text:line-break/></text:span><text:span text:style-name="T9">پھر سے سادات پہ ہے <text:s/>وقت کڑا</text:span><text:span text:style-name="T9"><text:line-break/></text:span><text:span text:style-name="T9">منتظر ہے نماز کو لاشہ</text:span><text:span text:style-name="T9"><text:line-break/></text:span><text:span text:style-name="T5">العجل العجل امام زماں</text:span><text:span text:style-name="T6"><text:line-break/></text:span><text:span text:style-name="T6"/></text:p>
              </table:table-cell>
              <table:table-cell table:style-name="ce4">
                <text:p text:style-name="P4"><text:span text:style-name="T5">4</text:span></text:p>
              </table:table-cell>
              <table:table-cell table:style-name="ce7">
                <text:p text:style-name="P8"><text:span text:style-name="T10">Samarra mein hua hai hashr bapa</text:span><text:span text:style-name="T10"><text:line-break/></text:span><text:span text:style-name="T10">Phir se Saadaat pe hai waqt kara</text:span><text:span text:style-name="T10"><text:line-break/></text:span><text:span text:style-name="T10">Muntazir hai namaaz ko laasha</text:span><text:span text:style-name="T10"><text:line-break/></text:span><text:span text:style-name="T7">al-ajal al-ajal Imam-e-Zaman</text:span><text:span text:style-name="T8"><text:line-break/></text:span><text:span text:style-name="T8"/></text:p>
              </table:table-cell>
            </table:table-row>
            <table:table-row table:style-name="ro2">
              <table:table-cell table:style-name="ce6">
                <text:p text:style-name="P6"><text:span text:style-name="T9">تم نمازِ حسن پڑھاتے ہو</text:span><text:span text:style-name="T9"><text:line-break/></text:span><text:span text:style-name="T9">ہائے عابد کی بےکسی دیکھو</text:span><text:span text:style-name="T9"><text:line-break/></text:span><text:span text:style-name="T9">باپ کى لاش جو اُٹھا نہ سکا</text:span><text:span text:style-name="T9"><text:line-break/></text:span><text:span text:style-name="T5">العجل العجل امام زماں</text:span><text:span text:style-name="T6"><text:line-break/></text:span><text:span text:style-name="T6"/></text:p>
              </table:table-cell>
              <table:table-cell table:style-name="ce4">
                <text:p text:style-name="P4"><text:span text:style-name="T5">5</text:span></text:p>
              </table:table-cell>
              <table:table-cell table:style-name="ce7">
                <text:p text:style-name="P8"><text:span text:style-name="T10">Tum namaaz-e-Hasan parhaate ho</text:span><text:span text:style-name="T10"><text:line-break/></text:span><text:span text:style-name="T10">Haaye Abid ki bekasi dekho</text:span><text:span text:style-name="T10"><text:line-break/></text:span><text:span text:style-name="T10">Baap ki laash jo utha na saka</text:span><text:span text:style-name="T10"><text:line-break/></text:span><text:span text:style-name="T7">al-ajal al-ajal Imam-e-Zaman</text:span><text:span text:style-name="T8"><text:line-break/></text:span><text:span text:style-name="T8"/></text:p>
              </table:table-cell>
            </table:table-row>
            <table:table-row table:style-name="ro2">
              <table:table-cell table:style-name="ce6">
                <text:p text:style-name="P6"><text:span text:style-name="T9">لاش پہ هائے بین کون کرے</text:span><text:span text:style-name="T9"><text:line-break/></text:span><text:span text:style-name="T9">نہ ہے دختر نہ پاس بیٹا ہے</text:span><text:span text:style-name="T9"><text:line-break/></text:span><text:span text:style-name="T9">یاد آنے لگی ہے کرب و بلا</text:span><text:span text:style-name="T9"><text:line-break/></text:span><text:span text:style-name="T5">العجل العجل امام زماں</text:span><text:span text:style-name="T6"><text:line-break/></text:span><text:span text:style-name="T6"/></text:p>
              </table:table-cell>
              <table:table-cell table:style-name="ce4">
                <text:p text:style-name="P4"><text:span text:style-name="T5">6</text:span></text:p>
              </table:table-cell>
              <table:table-cell table:style-name="ce7">
                <text:p text:style-name="P8"><text:span text:style-name="T10">Laash pe haye bain kaun kare</text:span><text:span text:style-name="T10"><text:line-break/></text:span><text:span text:style-name="T10">Na hai dukhtar na paas beta hai</text:span><text:span text:style-name="T10"><text:line-break/></text:span><text:span text:style-name="T10">Yaad aane lagi hai Karb-o-Bala</text:span><text:span text:style-name="T10"><text:line-break/></text:span><text:span text:style-name="T7">al-ajal al-ajal Imam-e-Zaman</text:span><text:span text:style-name="T8"><text:line-break/></text:span><text:span text:style-name="T8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94.691cm" fo:page-height="271.3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20:57:37.434970800</dc:date>
    <meta:editing-duration>PT48M25S</meta:editing-duration>
    <meta:editing-cycles>12</meta:editing-cycles>
    <meta:generator>LibreOffice/25.8.4.2$Windows_X86_64 LibreOffice_project/290daaa01b999472f0c7a3890eb6a550fd74c6df</meta:generator>
    <meta:document-statistic meta:object-count="1"/>
  </office:meta>
</office:document-meta>
</file>